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Roboto Slab" svg:font-family="'Roboto Slab', ff-tisa-web-pro, Georgia, Arial, sans-serif"/>
    <style:font-face style:name="Liberation Mono" svg:font-family="'Liberation Mono'" style:font-family-generic="modern" style:font-pitch="fixed"/>
    <style:font-face style:name="NSimSun" svg:font-family="NSimSun"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fo:font-size="11pt" officeooo:rsid="00007f35" officeooo:paragraph-rsid="000175d2" style:font-size-asian="9.60000038146973pt" style:font-size-complex="11pt"/>
    </style:style>
    <style:style style:name="P2" style:family="paragraph" style:parent-style-name="Standard">
      <style:text-properties style:font-name="Calibri" fo:font-size="11pt" officeooo:rsid="00007f35" officeooo:paragraph-rsid="00007f35" style:font-size-asian="9.60000038146973pt" style:font-size-complex="11pt"/>
    </style:style>
    <style:style style:name="P3" style:family="paragraph" style:parent-style-name="Standard">
      <style:text-properties style:font-name="Calibri" fo:font-size="11pt" officeooo:rsid="000175d2" officeooo:paragraph-rsid="000175d2" style:font-size-asian="9.60000038146973pt" style:font-size-complex="11pt"/>
    </style:style>
    <style:style style:name="P4" style:family="paragraph" style:parent-style-name="Standard">
      <style:text-properties style:font-name="Calibri" fo:font-size="11pt" officeooo:rsid="000377a0" officeooo:paragraph-rsid="000377a0" style:font-size-asian="9.60000038146973pt" style:font-size-complex="11pt"/>
    </style:style>
    <style:style style:name="P5" style:family="paragraph" style:parent-style-name="Standard">
      <style:text-properties style:font-name="Calibri" fo:font-size="11pt" officeooo:rsid="00059110" officeooo:paragraph-rsid="00059110" style:font-size-asian="9.60000038146973pt" style:font-size-complex="11pt"/>
    </style:style>
    <style:style style:name="P6" style:family="paragraph" style:parent-style-name="Standard">
      <style:text-properties style:font-name="Calibri" fo:font-size="11pt" officeooo:rsid="00065600" officeooo:paragraph-rsid="00065600" style:font-size-asian="9.60000038146973pt" style:font-size-complex="11pt"/>
    </style:style>
    <style:style style:name="P7" style:family="paragraph" style:parent-style-name="Standard">
      <style:text-properties style:font-name="Calibri" fo:font-size="11pt" officeooo:rsid="0007cb28" officeooo:paragraph-rsid="0007cb28" style:font-size-asian="9.60000038146973pt" style:font-size-complex="11pt"/>
    </style:style>
    <style:style style:name="P8" style:family="paragraph" style:parent-style-name="Standard">
      <style:text-properties style:font-name="Calibri" fo:font-size="11pt" officeooo:paragraph-rsid="00059110"/>
    </style:style>
    <style:style style:name="P9" style:family="paragraph" style:parent-style-name="Standard">
      <style:text-properties fo:font-variant="normal" fo:text-transform="none" fo:color="#404040" style:font-name="Roboto Slab" fo:font-size="12pt" fo:letter-spacing="normal" fo:font-style="normal" fo:font-weight="bold" officeooo:rsid="00007f35" officeooo:paragraph-rsid="00022197" style:font-size-asian="9.60000038146973pt" style:font-size-complex="11pt"/>
    </style:style>
    <style:style style:name="P10" style:family="paragraph" style:parent-style-name="Standard">
      <style:text-properties fo:font-variant="normal" fo:text-transform="none" fo:color="#404040" style:font-name="Roboto Slab" fo:font-size="12pt" fo:letter-spacing="normal" fo:font-style="normal" fo:font-weight="bold" officeooo:paragraph-rsid="00022197"/>
    </style:style>
    <style:style style:name="P11" style:family="paragraph" style:parent-style-name="Preformatted_20_Text">
      <style:text-properties fo:font-variant="normal" fo:text-transform="none" fo:color="#212121" style:font-name="Calibri" fo:font-size="11pt" fo:letter-spacing="normal" fo:language="it" fo:country="IT" fo:font-style="normal" fo:font-weight="normal" officeooo:rsid="00059110" officeooo:paragraph-rsid="00059110" style:font-size-asian="11pt" style:font-size-complex="11pt"/>
    </style:style>
    <style:style style:name="P12" style:family="paragraph" style:parent-style-name="Standard">
      <style:text-properties fo:font-variant="normal" fo:text-transform="none" fo:color="#212121" style:font-name="Calibri" fo:font-size="11pt" fo:letter-spacing="normal" fo:language="it" fo:country="IT" fo:font-style="normal" fo:font-weight="normal" officeooo:rsid="00059110" officeooo:paragraph-rsid="000175d2" style:font-size-asian="11pt" style:font-size-complex="11pt"/>
    </style:style>
    <style:style style:name="P13" style:family="paragraph" style:parent-style-name="Standard">
      <style:text-properties style:font-name="Calibri" fo:font-size="11pt" officeooo:rsid="000a2637" officeooo:paragraph-rsid="000a2637" style:font-size-asian="9.60000038146973pt" style:font-size-complex="11pt"/>
    </style:style>
    <style:style style:name="P14" style:family="paragraph" style:parent-style-name="Standard">
      <style:text-properties style:font-name="Calibri" fo:font-size="11pt" officeooo:rsid="000c2d67" officeooo:paragraph-rsid="000c2d67" style:font-size-asian="9.60000038146973pt" style:font-size-complex="11pt"/>
    </style:style>
    <style:style style:name="P15" style:family="paragraph" style:parent-style-name="Standard">
      <style:text-properties style:font-name="Calibri" fo:font-size="11pt" officeooo:rsid="0010e8b5" officeooo:paragraph-rsid="0010e8b5" style:font-size-asian="9.60000038146973pt" style:font-size-complex="11pt"/>
    </style:style>
    <style:style style:name="P16" style:family="paragraph" style:parent-style-name="Standard">
      <style:text-properties officeooo:paragraph-rsid="000c2d67"/>
    </style:style>
    <style:style style:name="P17" style:family="paragraph" style:parent-style-name="Standard">
      <style:text-properties officeooo:rsid="0010e8b5" officeooo:paragraph-rsid="0010e8b5"/>
    </style:style>
    <style:style style:name="P18" style:family="paragraph" style:parent-style-name="Text_20_body" style:list-style-name="L1">
      <style:paragraph-properties fo:margin-left="0.423cm" fo:margin-right="0cm" fo:margin-top="0cm" fo:margin-bottom="0cm" loext:contextual-spacing="false" style:line-height-at-least="0.423cm" fo:orphans="2" fo:widows="2" fo:text-indent="0cm" style:auto-text-indent="false" fo:padding="0cm" fo:border="none"/>
      <style:text-properties fo:font-variant="normal" fo:text-transform="none" fo:color="#404040" style:font-name="Lato" fo:font-size="8pt" fo:letter-spacing="normal" fo:font-style="normal" fo:font-weight="normal"/>
    </style:style>
    <style:style style:name="P19" style:family="paragraph" style:parent-style-name="Text_20_body" style:list-style-name="L1">
      <style:paragraph-properties fo:margin-left="0.423cm" fo:margin-right="0cm" fo:margin-top="0cm" fo:margin-bottom="0.212cm" loext:contextual-spacing="false" style:line-height-at-least="0.423cm" fo:orphans="2" fo:widows="2" fo:text-indent="0cm" style:auto-text-indent="false" fo:padding="0cm" fo:border="none"/>
      <style:text-properties fo:font-variant="normal" fo:text-transform="none" fo:color="#404040" style:font-name="Lato" fo:font-size="8pt" fo:letter-spacing="normal" fo:font-style="normal" fo:font-weight="normal"/>
    </style:style>
    <style:style style:name="P20" style:family="paragraph" style:parent-style-name="Quotations" style:list-style-name="L1">
      <style:paragraph-properties fo:margin-left="2.27cm" fo:margin-right="1cm" fo:margin-top="0cm" fo:margin-bottom="0cm" loext:contextual-spacing="false" style:line-height-at-least="0.423cm" fo:orphans="2" fo:widows="2" fo:text-indent="0cm" style:auto-text-indent="false" fo:padding="0cm" fo:border="none"/>
      <style:text-properties fo:font-variant="normal" fo:text-transform="none" fo:color="#404040" style:font-name="Lato" fo:font-size="8pt" fo:letter-spacing="normal" fo:font-style="normal" fo:font-weight="normal"/>
    </style:style>
    <style:style style:name="P21" style:family="paragraph">
      <style:paragraph-properties fo:margin-left="0cm" fo:margin-right="0cm" fo:margin-top="0cm" fo:margin-bottom="0cm" fo:line-height="100%" fo:text-align="center" fo:text-indent="0cm"/>
    </style:style>
    <style:style style:name="P2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Calibri" fo:font-size="11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2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24"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25" style:family="paragraph">
      <style:paragraph-properties fo:margin-left="0cm" fo:margin-right="0cm" fo:margin-top="0cm" fo:margin-bottom="0cm" fo:line-height="100%" fo:text-indent="0cm"/>
    </style:style>
    <style:style style:name="P26"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ibri" fo:font-size="11pt" fo:font-style="normal" fo:text-shadow="none" style:text-underline-style="none" fo:font-weight="normal" style:letter-kerning="true" style:font-name-asian="Microsoft YaHei" style:font-size-asian="11pt" style:font-style-asian="normal" style:font-weight-asian="normal" style:font-name-complex="Arial" style:font-size-complex="11pt" style:font-style-complex="normal" style:font-weight-complex="normal" style:text-emphasize="none" style:font-relief="none" style:text-overline-style="none" style:text-overline-color="font-color"/>
    </style:style>
    <style:style style:name="T1" style:family="text">
      <style:text-properties officeooo:rsid="000175d2"/>
    </style:style>
    <style:style style:name="T2" style:family="text">
      <style:text-properties fo:font-variant="normal" fo:text-transform="none" fo:color="#212121" style:font-name="Calibri" fo:letter-spacing="normal" fo:language="it" fo:country="IT" fo:font-style="normal" fo:font-weight="normal" officeooo:rsid="00059110" style:font-size-asian="11pt" style:font-size-complex="11pt"/>
    </style:style>
    <style:style style:name="T3" style:family="text">
      <style:text-properties fo:font-variant="normal" fo:text-transform="none" fo:color="#212121" style:font-name="Calibri" fo:letter-spacing="normal" fo:language="it" fo:country="IT" fo:font-style="normal" fo:font-weight="normal" officeooo:rsid="000377a0" style:font-size-asian="11pt" style:font-size-complex="11pt"/>
    </style:style>
    <style:style style:name="T4" style:family="text">
      <style:text-properties officeooo:rsid="000175d2" style:font-size-asian="9.60000038146973pt" style:font-size-complex="11pt"/>
    </style:style>
    <style:style style:name="T5" style:family="text">
      <style:text-properties officeooo:rsid="00022197" style:font-size-asian="9.60000038146973pt" style:font-size-complex="11pt"/>
    </style:style>
    <style:style style:name="T6" style:family="text">
      <style:text-properties officeooo:rsid="00059110" style:font-size-asian="9.60000038146973pt" style:font-size-complex="11pt"/>
    </style:style>
    <style:style style:name="T7" style:family="text">
      <style:text-properties officeooo:rsid="000377a0"/>
    </style:style>
    <style:style style:name="T8" style:family="text">
      <style:text-properties officeooo:rsid="0007cb28"/>
    </style:style>
    <style:style style:name="T9" style:family="text">
      <style:text-properties style:font-name="Calibri" fo:font-size="11pt" officeooo:rsid="000c2d67" style:font-size-asian="9.60000038146973pt" style:font-size-complex="11pt"/>
    </style:style>
    <style:style style:name="T10" style:family="text">
      <style:text-properties style:font-name="Calibri" fo:font-size="11pt" officeooo:rsid="0010e8b5" style:font-size-asian="9.60000038146973pt" style:font-size-complex="11pt"/>
    </style:style>
    <style:style style:name="T11" style:family="text">
      <style:text-properties style:font-name="Calibri" fo:font-size="11pt" style:font-size-asian="11pt" style:font-size-complex="11pt"/>
    </style:style>
    <style:style style:name="T12" style:family="text">
      <style:text-properties style:font-name="Calibri" fo:font-size="11pt" officeooo:rsid="000c2d67" style:font-size-asian="11pt" style:font-size-complex="11pt"/>
    </style:style>
    <style:style style:name="T13" style:family="text">
      <style:text-properties style:font-name="Calibri" fo:font-size="11pt" officeooo:rsid="000d2e33" style:font-size-asian="11pt" style:font-size-complex="11pt"/>
    </style:style>
    <style:style style:name="T14" style:family="text">
      <style:text-properties style:font-name="Calibri" fo:font-size="11pt" officeooo:rsid="000eef55" style:font-size-asian="11pt" style:font-size-complex="11pt"/>
    </style:style>
    <style:style style:name="T15" style:family="text">
      <style:text-properties style:font-name="Calibri" fo:font-size="11pt" officeooo:rsid="0010e8b5" style:font-size-asian="11pt" style:font-size-complex="11pt"/>
    </style:style>
    <style:style style:name="T16" style:family="text">
      <style:text-properties fo:font-variant="normal" fo:text-transform="none" style:use-window-font-color="true" style:text-outline="false" style:text-line-through-style="none" style:text-line-through-type="none" style:font-name="Calibri" fo:font-size="11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7" style:family="text">
      <style:text-properties fo:font-variant="normal" fo:text-transform="none" style:use-window-font-color="true" style:text-outline="false" style:text-line-through-style="none" style:text-line-through-type="none" style:font-name="Calibri" fo:font-size="11pt" fo:font-style="normal" fo:text-shadow="none" style:text-underline-style="none" fo:font-weight="normal" style:letter-kerning="true" style:font-name-asian="Microsoft YaHei" style:font-size-asian="11pt" style:font-style-asian="normal" style:font-weight-asian="normal" style:font-name-complex="Arial" style:font-size-complex="11pt" style:font-style-complex="normal" style:font-weight-complex="normal" style:text-emphasize="none" style:font-relief="none" style:text-overline-style="none" style:text-overline-color="font-color"/>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249cm" fo:min-width="4.099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251cm" fo:min-width="4.099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4.2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6cm" fo:min-width="2.013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6cm" fo:min-width="5.362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5.786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13cm" fo:min-width="4.526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3.563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6cm" fo:min-width="3.565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3.792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uoli e funzionalità:</text:p>
      <text:p text:style-name="P1">Le unità slave sono impostate in modo da poter lavorare anche in assenza di comunicazione con il master, esse continueranno a raccogliere i dati relativi a <text:span text:style-name="T1">gli</text:span> ingressi e <text:span text:style-name="T7">le </text:span>uscite <text:span text:style-name="T7">per poi comunicarli al master non appena la connessione sarà ripristinata. </text:span></text:p>
      <text:p text:style-name="P1"/>
      <text:p text:style-name="P3">Hw scelto e motivazioni:</text:p>
      <text:p text:style-name="P8"><text:span text:style-name="T4">Per quanto riguarda lo slave che si occupa della gestione dei sensori la scelta è ricaduta su</text:span><text:span text:style-name="T5">l microcontrollore NodeMCU, </text:span><text:span text:style-name="T6">che </text:span><text:span text:style-name="T2"><text:s/>è una piattaforma IoT open source che include un firmware che gira su ESP8266 con l'SDK Espressif Non-OS e l'hardware basato sul modulo ESP-12. Il dispositivo offre 4MB di memoria flash, 80MHz di clock di sistema, circa 50k di RAM utilizzabile e un ricetrasmettitore Wifi su chip. Inoltre</text:span><text:span text:style-name="T3"> espone la porta seriale del modulo ESP8266 tramite un bridge USB CP2102 che è anche collegato ai pin di avvio del modulo, consentendo una virtualizzazione continua del dispositivo. <text:s text:c="2"/></text:span></text:p>
      <text:p text:style-name="P9"/>
      <text:p text:style-name="P10">Device Summary</text:p>
      <text:list xml:id="list462183632" text:style-name="L1">
        <text:list-item>
          <text:p text:style-name="P18">Microcontroller: Tensilica 32-bit RISC CPU Xtensa LX106</text:p>
        </text:list-item>
        <text:list-item>
          <text:p text:style-name="P18">Operating Voltage: 3.3V</text:p>
        </text:list-item>
        <text:list-item>
          <text:p text:style-name="P18">Input Voltage: 7-12V</text:p>
        </text:list-item>
        <text:list-item>
          <text:p text:style-name="P18">Digital I/O Pins (DIO): 16</text:p>
        </text:list-item>
        <text:list-item>
          <text:p text:style-name="P18">Analog Input Pins (ADC): 1</text:p>
        </text:list-item>
        <text:list-item>
          <text:p text:style-name="P18">UARTs: 1</text:p>
        </text:list-item>
        <text:list-item>
          <text:p text:style-name="P18">SPIs: 1</text:p>
        </text:list-item>
        <text:list-item>
          <text:p text:style-name="P18">I2Cs: 1</text:p>
        </text:list-item>
        <text:list-item>
          <text:p text:style-name="P18">Flash Memory: 4 MB</text:p>
        </text:list-item>
        <text:list-item>
          <text:p text:style-name="P18">SRAM: 64 KB</text:p>
        </text:list-item>
        <text:list-item>
          <text:p text:style-name="P18">Clock Speed: 80 Mhz</text:p>
          <text:p text:style-name="P19">Wi-Fi: IEEE 802.11 b/g/n:</text:p>
          <text:list>
            <text:list-item>
              <text:p text:style-name="P20">Integrated TR switch, balun, LNA, power amplifier and matching network</text:p>
            </text:list-item>
            <text:list-item>
              <text:p text:style-name="P20">WEP or WPA/WPA2 authentication, or open networks</text:p>
            </text:list-item>
          </text:list>
        </text:list-item>
      </text:list>
      <text:p text:style-name="P12"><text:bookmark text:name="tw-target-text1"/></text:p>
      <text:p text:style-name="P11">Abbiamo scelto NodeMCU in quanto ha un basso consumo, un basso costo e anche se la memoria è limitata e sicuramente sufficiente per <text:s/>la raccolta e approssimazione dei dati dai sensori da noi utilizzati.</text:p>
      <text:p text:style-name="P4"/>
      <text:p text:style-name="P5">Ambienti di sviluppo/librerie:</text:p>
      <text:p text:style-name="P6">NodeMCU</text:p>
      <text:p text:style-name="P6">Per lo sviluppo del firmware del microcontrollore NodeMCU è stato utilizzato l’ambiente di sviluppo Arduino IDE, che fornisce il supporto alla board una volta aggiunta dal board manager. In modo analogo le librerie utilizzate sono state aggiunte in parte dal library manager e in parte aggiunte direttamente nella cartella librerie di Arduino IDE. <text:span text:style-name="T8">Le librerie importate sono “ESP8266Ping” che fornisce le primitive per fare ping di rete, “ESP8266WiFi” che fornisce le primitive per la gestione della connessione WiFi e delle connessioni udp e tcp tramite WiFi , “ESP8266mDNS” che fornisce le primitive per la gestione di comunicazioni multicast DNS.</text:span></text:p>
      <text:p text:style-name="P6"/>
      <text:p text:style-name="P6"/>
      <text:p text:style-name="P6"/>
      <text:p text:style-name="P6"/>
      <text:p text:style-name="P6"/>
      <text:p text:style-name="P6"/>
      <text:p text:style-name="P6"/>
      <text:p text:style-name="P6"/>
      <text:p text:style-name="P6"/>
      <text:p text:style-name="P6"/>
      <text:p text:style-name="P6"/>
      <text:p text:style-name="P7"><text:soft-page-break/>Descrizione del funzionamento dei singoli dispositivi (macchina a stati):</text:p>
      <text:p text:style-name="P7"/>
      <text:p text:style-name="P7"><draw:g text:anchor-type="paragraph" draw:z-index="0" draw:name="Shape1" draw:style-name="gr1"><draw:custom-shape draw:style-name="gr2" draw:text-style-name="P22" svg:width="4.601cm" svg:height="1.5cm" svg:x="6.001cm" svg:y="0.002cm"><text:p text:style-name="P21"><text:span text:style-name="T16">Setup</text:span></text:p><draw:enhanced-geometry svg:viewBox="0 0 21600 21600" draw:type="rectangle" draw:enhanced-path="M 0 0 L 21600 0 21600 21600 0 21600 0 0 Z N"/></draw:custom-shape><draw:custom-shape draw:style-name="gr2" draw:text-style-name="P22" svg:width="4.601cm" svg:height="1.5cm" svg:x="6.001cm" svg:y="3.101cm"><text:p text:style-name="P21"><text:span text:style-name="T16">Stato 0:</text:span></text:p><text:p text:style-name="P21"><text:span text:style-name="T16">Porta chiusa, </text:span></text:p><text:p text:style-name="P21"><text:span text:style-name="T16">Riconnessione.</text:span></text:p><draw:enhanced-geometry svg:viewBox="0 0 21600 21600" draw:type="rectangle" draw:enhanced-path="M 0 0 L 21600 0 21600 21600 0 21600 0 0 Z N"/></draw:custom-shape><draw:custom-shape draw:style-name="gr2" draw:text-style-name="P22" xml:id="id1" draw:id="id1" svg:width="4.601cm" svg:height="1.5cm" svg:x="6.001cm" svg:y="6.202cm"><text:p text:style-name="P21"><text:span text:style-name="T16">Stato 1:</text:span></text:p><text:p text:style-name="P21"><text:span text:style-name="T16">Porta aperta, inizio lettura.</text:span></text:p><draw:enhanced-geometry svg:viewBox="0 0 21600 21600" draw:type="rectangle" draw:enhanced-path="M 0 0 L 21600 0 21600 21600 0 21600 0 0 Z N"/></draw:custom-shape><draw:custom-shape draw:style-name="gr2" draw:text-style-name="P22" xml:id="id3" draw:id="id3" svg:width="4.601cm" svg:height="1.5cm" svg:x="6.001cm" svg:y="9.301cm"><text:p text:style-name="P21"><text:span text:style-name="T16">Stato 2:</text:span></text:p><text:p text:style-name="P21"><text:span text:style-name="T16">Attesa lettura su </text:span></text:p><text:p text:style-name="P21"><text:span text:style-name="T16">secondo sensore.</text:span></text:p><draw:enhanced-geometry svg:viewBox="0 0 21600 21600" draw:type="rectangle" draw:enhanced-path="M 0 0 L 21600 0 21600 21600 0 21600 0 0 Z N"/></draw:custom-shape><draw:custom-shape draw:style-name="gr3" draw:text-style-name="P22" xml:id="id5" draw:id="id5" svg:width="4.601cm" svg:height="1.502cm" svg:x="6.001cm" svg:y="12.4cm"><text:p text:style-name="P21"><text:span text:style-name="T16">Stato 3:</text:span></text:p><text:p text:style-name="P21"><text:span text:style-name="T16">Ingresso/uscita avvenuta,</text:span></text:p><text:p text:style-name="P21"><text:span text:style-name="T16">Invio dati se possibile.</text:span></text:p><draw:enhanced-geometry svg:viewBox="0 0 21600 21600" draw:type="rectangle" draw:enhanced-path="M 0 0 L 21600 0 21600 21600 0 21600 0 0 Z N"/></draw:custom-shape><draw:line draw:style-name="gr4" draw:text-style-name="P23" svg:x1="8.301cm" svg:y1="1.501cm" svg:x2="8.301cm" svg:y2="3.101cm"><text:p/></draw:line><draw:line draw:style-name="gr4" draw:text-style-name="P23" svg:x1="8.301cm" svg:y1="4.601cm" svg:x2="8.301cm" svg:y2="6.201cm"><text:p/></draw:line><draw:line draw:style-name="gr4" draw:text-style-name="P23" svg:x1="8.301cm" svg:y1="7.701cm" svg:x2="8.301cm" svg:y2="9.301cm"><text:p/></draw:line><draw:line draw:style-name="gr4" draw:text-style-name="P23" svg:x1="8.301cm" svg:y1="10.802cm" svg:x2="8.301cm" svg:y2="12.402cm"><text:p/></draw:line><draw:connector draw:style-name="gr5" draw:text-style-name="P24" svg:x1="6.001cm" svg:y1="6.951cm" svg:x2="0.501cm" svg:y2="4.101cm" draw:start-shape="id1" draw:start-glue-point="3" draw:end-shape="id2" draw:end-glue-point="3" svg:d="M6001 6951h-5500v-2850" svg:viewBox="0 0 5502 2852"><text:p/></draw:connector><draw:line draw:style-name="gr4" draw:text-style-name="P23" xml:id="id2" draw:id="id2" svg:x1="0.501cm" svg:y1="4.101cm" svg:x2="6.019cm" svg:y2="4.101cm"><text:p/></draw:line><draw:line draw:style-name="gr4" draw:text-style-name="P23" xml:id="id4" draw:id="id4" svg:x1="0.001cm" svg:y1="3.503cm" svg:x2="6.001cm" svg:y2="3.503cm"><text:p/></draw:line><draw:connector draw:style-name="gr5" draw:text-style-name="P24" svg:x1="6.001cm" svg:y1="10.052cm" svg:x2="0.002cm" svg:y2="3.502cm" draw:start-shape="id3" draw:start-glue-point="3" draw:end-shape="id4" draw:end-glue-point="3" svg:d="M6001 10052h-5999v-6550" svg:viewBox="0 0 6001 6551"><text:p/></draw:connector><draw:line draw:style-name="gr4" draw:text-style-name="P23" xml:id="id6" draw:id="id6" svg:x1="16.401cm" svg:y1="6.501cm" svg:x2="10.601cm" svg:y2="6.501cm"><text:p/></draw:line><draw:connector draw:style-name="gr5" draw:text-style-name="P24" svg:x1="10.601cm" svg:y1="13.15cm" svg:x2="16.401cm" svg:y2="6.502cm" draw:start-shape="id5" draw:start-glue-point="1" draw:end-shape="id6" draw:end-glue-point="1" svg:d="M10601 13150h5800v-6648" svg:viewBox="0 0 5801 6650"><text:p/></draw:connector><draw:frame draw:style-name="gr6" draw:text-style-name="P26" svg:width="4.702cm" svg:height="0.727cm" svg:x="8.359cm" svg:y="1.861cm"><draw:text-box><text:p text:style-name="P25"><text:span text:style-name="T17">Connessione WiFi stabilita</text:span></text:p></draw:text-box></draw:frame><draw:frame draw:style-name="gr7" draw:text-style-name="P26" svg:width="2.514cm" svg:height="0.727cm" svg:x="8.359cm" svg:y="4.862cm"><draw:text-box><text:p text:style-name="P25"><text:span text:style-name="T17">Porta aperta</text:span></text:p></draw:text-box></draw:frame><draw:frame draw:style-name="gr8" draw:text-style-name="P26" svg:width="5.864cm" svg:height="0.727cm" svg:x="8.359cm" svg:y="8.061cm"><draw:text-box><text:p text:style-name="P25"><text:span text:style-name="T17">Primo sensore ultrasuoni positivo</text:span></text:p></draw:text-box></draw:frame><draw:frame draw:style-name="gr9" draw:text-style-name="P26" svg:width="6.287cm" svg:height="0.727cm" svg:x="8.361cm" svg:y="11.16cm"><draw:text-box><text:p text:style-name="P25"><text:span text:style-name="T17">Secondo sensore ultrasuoni positivo</text:span></text:p></draw:text-box></draw:frame><draw:frame draw:style-name="gr10" draw:text-style-name="P26" svg:width="5.028cm" svg:height="1.202cm" svg:x="11.201cm" svg:y="13.161cm"><draw:text-box><text:p text:style-name="P25"><text:span text:style-name="T17">Ingresso registrato/inviato e </text:span></text:p><text:p text:style-name="P25"><text:span text:style-name="T17">sensori ripristinati</text:span></text:p></draw:text-box></draw:frame><draw:frame draw:style-name="gr11" draw:text-style-name="P26" svg:width="4.065cm" svg:height="0.727cm" svg:x="1.103cm" svg:y="10.162cm"><draw:text-box><text:p text:style-name="P25"><text:span text:style-name="T17">La porta è stata chiusa</text:span></text:p></draw:text-box></draw:frame><draw:frame draw:style-name="gr12" draw:text-style-name="P26" svg:width="4.067cm" svg:height="0.727cm" svg:x="1.103cm" svg:y="7.063cm"><draw:text-box><text:p text:style-name="P25"><text:span text:style-name="T17">La porta è stata chiusa</text:span></text:p></draw:text-box></draw:frame><draw:line draw:style-name="gr4" draw:text-style-name="P23" xml:id="id7" draw:id="id7" svg:x1="16.001cm" svg:y1="7.201cm" svg:x2="10.602cm" svg:y2="7.201cm"><text:p/></draw:line><draw:connector draw:style-name="gr5" draw:text-style-name="P24" svg:x1="10.601cm" svg:y1="10.051cm" svg:x2="16cm" svg:y2="7.2cm" draw:start-shape="id3" draw:start-glue-point="1" draw:end-shape="id7" draw:end-glue-point="1" svg:d="M10601 10051h5399v-2851" svg:viewBox="0 0 5401 2852"><text:p/></draw:connector><draw:frame draw:style-name="gr13" draw:text-style-name="P26" svg:width="4.294cm" svg:height="0.727cm" svg:x="11.303cm" svg:y="10.162cm"><draw:text-box><text:p text:style-name="P25"><text:span text:style-name="T17">Timeout superato, reset</text:span></text:p></draw:text-box></draw:frame></draw:g></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3">Nella prima fase di setup il microprocessore si occupa di inizializzare tutte le variabili e i pin di input/output, stabilire la connessione WiFi con la rete specificata, far partire un mDNS responder per la gestione di multicast DNS e prova a recuperare l’ip e la porta del master e iniziare una connessione TCP. Nel caso sia riuscita la connessione WiFi il sistema passa allo stato 0, questo è lo stato in cui la porta e ancora chiusa e quindi il sensore magnetico (reed switch) restituisce un output negativo. Se la porta viene aperta e il valore del sensore cambia allora si passa allo stato 1, questo è lo stato in cui la porta è aperta e si continua a leggere dai sensori finché non avviene una lettura positiva, nel caso il sensore magnetico cambi valore allora si ritorna allo stato 0. Quando avviene una lettura positiva su uno dei due sensori a ultrasuoni allora si passa allo stato 2, in cui si continua a leggere il valore dell’altro sensore a ultrasuoni finché non restituisce un valore positivo o si raggiunge un valore massimo di iterazioni (timeout), come prima nel caso il sensore magnetico cambi valore si torna allo stato 0. Se si raggiunge il numero massimo di iterazioni allora il sistema torna allo stato 1, se invece si ottiene un valore positivo dal secondo sensore allora vuol dire che è avvenuto un ingresso o un’uscita e si passa allo stato 3. In questo stato si registra l’avvenuto ingresso/uscita, lo si comunica al master se possibile, si resettano i valori delle variabili e si riporta il sistema allo stato 1.</text:p>
      <text:p text:style-name="P13"/>
      <text:p text:style-name="P15"><text:soft-page-break/>Strumenti di debug:</text:p>
      <text:p text:style-name="P15">Per il debug riguardante il modulo NodeMCU è stata utilizzata la seriale.</text:p>
      <text:p text:style-name="P13"/>
      <text:p text:style-name="P14">Test effettuati:</text:p>
      <text:p text:style-name="P16"><text:span text:style-name="T9">I test iniziali sono stati effettuati utilizzando un </text:span><text:span text:style-name="T10">modulo</text:span><text:span text:style-name="T9"> fishino piranha e due </text:span><text:span text:style-name="T11">Infrared Obstacle Avoidance Sensor</text:span><text:span text:style-name="T12">s che comprendono un trasmettitore e ricevitore infrarossi, </text:span><text:span text:style-name="T13">il trasmettitore invia il segnale infrarossi e quando esso viene rifratto da un oggetto e colpisce il ricevitore </text:span><text:span text:style-name="T14">viene</text:span><text:span text:style-name="T13"> segnala</text:span><text:span text:style-name="T14">to</text:span><text:span text:style-name="T13"> l’evento. L’idea era di utilizzare questi sensori ai lati della porta in modo che quando una persona fosse passata davanti avrebbe fatto scattare l’evento dei sensori, questa soluzione però non è risultata possibile in quanto la lunghezza del raggio dei sensori arriva al massimo a 30 cm, troppo corto in certi casi, e soprattutto i due segnali dei sensori provocavano interferenza a vicenda. Scartata questa opzione abbiamo preso in considerazione l’uso dei sensori a ultrasuoni, questi sensori riescono a rilevare </text:span><text:span text:style-name="T14">la presenza di un oggetto fino a 4 metri di distanza, più che abbastanza per il nostro sistema. Rimane comunque un problema di interferenza reciproca tra i due sensori il quale è stato risolto <text:s text:c="2"/>procedendo prima con la lettura di un sensore e poi, dopo aver aspettato il tempo necessario al suono per tornare indietro, con la lettura dell’altro. Successivamente sono stati effettuati test riguardanti la connessione con il master, in particolare con l’emissione e la lettura del segnale di multicast DNS, questo ci ha permesso di scoprire che </text:span><text:span text:style-name="T15">il modulo</text:span><text:span text:style-name="T14"> che stavamo utilizzando non forniva il supporto a questa tecnologia e di conseguenza siamo passati all’utilizzo </text:span><text:span text:style-name="T15">di un modulo NodeMCU.</text:span><text:span text:style-name="T14"> </text:span><text:span text:style-name="T13"><text:s/></text:span></text:p>
      <text:p text:style-name="P16"><text:span text:style-name="T13"/></text:p>
      <text:p text:style-name="P17"><text:span text:style-name="T13">P</text:span><text:span text:style-name="T11">roblemi riscontrati:</text:span></text:p>
      <text:p text:style-name="P14"><text:s/></text:p>
      <text:p text:style-name="P15">Risultati ottenuti:</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Roboto Slab" svg:font-family="'Roboto Slab', ff-tisa-web-pro, Georgia, Arial, sans-serif"/>
    <style:font-face style:name="Liberation Mono" svg:font-family="'Liberation Mono'" style:font-family-generic="modern" style:font-pitch="fixed"/>
    <style:font-face style:name="NSimSun" svg:font-family="NSimSun"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4.2$Windows_X86_64 LibreOffice_project/9d0f32d1f0b509096fd65e0d4bec26ddd1938fd3</meta:generator>
    <dc:date>2019-01-28T22:41:01.379000000</dc:date>
    <meta:editing-duration>PT45M23S</meta:editing-duration>
    <meta:editing-cycles>6</meta:editing-cycles>
    <meta:document-statistic meta:table-count="0" meta:image-count="0" meta:object-count="0" meta:page-count="3" meta:paragraph-count="32" meta:word-count="893" meta:character-count="5450" meta:non-whitespace-character-count="4591"/>
  </office:meta>
</office:document-meta>
</file>